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308d" officeooo:paragraph-rsid="0017308d"/>
    </style:style>
    <style:style style:name="P2" style:family="paragraph" style:parent-style-name="Text_20_body">
      <style:text-properties officeooo:paragraph-rsid="0017308d"/>
    </style:style>
    <style:style style:name="P3" style:family="paragraph" style:parent-style-name="Heading_20_3">
      <style:text-properties officeooo:rsid="0017308d" officeooo:paragraph-rsid="001730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rading</text:h>
      <text:p text:style-name="P2"/>
      <text:p text:style-name="P1">Player To Player</text:p>
      <text:p text:style-name="P1"/>
      <text:p text:style-name="P1">Player To NPC</text:p>
      <text:p text:style-name="P1"/>
      <text:p text:style-name="P1">Player to Auction Ho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4-05-20T16:15:26.909000000</dc:date>
    <meta:document-statistic meta:table-count="0" meta:image-count="0" meta:object-count="0" meta:page-count="1" meta:paragraph-count="4" meta:word-count="11" meta:character-count="59" meta:non-whitespace-character-count="52"/>
    <meta:user-defined meta:name="Info 1"/>
    <meta:user-defined meta:name="Info 2"/>
    <meta:user-defined meta:name="Info 3"/>
    <meta:user-defined meta:name="Info 4"/>
  </office:meta>
</office:document-meta>
</file>